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54])" office:value-type="float" office:value="0.0000283281093652523" calcext:value-type="float">
            <text:p>2.83281093652523E-05</text:p>
          </table:table-cell>
          <table:table-cell table:formula="of:=AVERAGE([.N2:.N254])" office:value-type="float" office:value="0.0000455895595258752" calcext:value-type="float">
            <text:p>4.5589559525875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23:34:18.6464155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2-03T23:45:11.594115061</dc:date>
    <meta:editing-duration>P1DT2H16M36S</meta:editing-duration>
    <meta:editing-cycles>165</meta:editing-cycles>
    <meta:generator>LibreOffice/7.3.0.2$Linux_X86_64 LibreOffice_project/30$Build-2</meta:generator>
    <meta:document-statistic meta:table-count="1" meta:cell-count="4125" meta:object-count="0"/>
  </office:meta>
</office:document-meta>
</file>